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6.951cm" table:align="right"/>
    </style:style>
    <style:style style:name="Tabelle1.A" style:family="table-column">
      <style:table-column-properties style:column-width="4.2cm"/>
    </style:style>
    <style:style style:name="Tabelle1.B" style:family="table-column">
      <style:table-column-properties style:column-width="4.249cm"/>
    </style:style>
    <style:style style:name="Tabelle1.C" style:family="table-column">
      <style:table-column-properties style:column-width="4.251cm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41746" officeooo:paragraph-rsid="00041746"/>
    </style:style>
    <style:style style:name="P2" style:family="paragraph" style:parent-style-name="Text_20_body">
      <style:text-properties officeooo:rsid="0006bd71" officeooo:paragraph-rsid="0006bd71"/>
    </style:style>
    <style:style style:name="P3" style:family="paragraph" style:parent-style-name="Text_20_body">
      <style:text-properties officeooo:rsid="00084759" officeooo:paragraph-rsid="00084759"/>
    </style:style>
    <style:style style:name="P4" style:family="paragraph" style:parent-style-name="Standard">
      <style:text-properties officeooo:rsid="0014264f" officeooo:paragraph-rsid="0014264f"/>
    </style:style>
    <style:style style:name="P5" style:family="paragraph" style:parent-style-name="Text_20_body">
      <style:paragraph-properties fo:text-align="center" style:justify-single-word="false"/>
      <style:text-properties officeooo:rsid="000aaa82" officeooo:paragraph-rsid="000aaa82"/>
    </style:style>
    <style:style style:name="P6" style:family="paragraph" style:parent-style-name="Text_20_body">
      <style:text-properties fo:font-weight="bold" officeooo:rsid="00084759" officeooo:paragraph-rsid="00084759" style:font-weight-asian="bold" style:font-weight-complex="bold"/>
    </style:style>
    <style:style style:name="P7" style:family="paragraph" style:parent-style-name="Text_20_body">
      <style:text-properties officeooo:rsid="001139f7" officeooo:paragraph-rsid="001139f7"/>
    </style:style>
    <style:style style:name="P8" style:family="paragraph" style:parent-style-name="Text_20_body">
      <style:text-properties officeooo:rsid="00123f1b" officeooo:paragraph-rsid="00123f1b"/>
    </style:style>
    <style:style style:name="P9" style:family="paragraph" style:parent-style-name="Text_20_body">
      <style:text-properties officeooo:paragraph-rsid="00123f1b"/>
    </style:style>
    <style:style style:name="P10" style:family="paragraph" style:parent-style-name="Table_20_Contents">
      <style:text-properties officeooo:rsid="00212ff2" officeooo:paragraph-rsid="00212ff2"/>
    </style:style>
    <style:style style:name="P11" style:family="paragraph" style:parent-style-name="Table_20_Contents">
      <style:text-properties officeooo:rsid="002671bb" officeooo:paragraph-rsid="002671bb"/>
    </style:style>
    <style:style style:name="P12" style:family="paragraph" style:parent-style-name="Text_20_body">
      <style:text-properties officeooo:rsid="001d25e2" officeooo:paragraph-rsid="001d25e2"/>
    </style:style>
    <style:style style:name="P13" style:family="paragraph" style:parent-style-name="Text_20_body">
      <style:text-properties officeooo:rsid="001d25e2" officeooo:paragraph-rsid="001f210f"/>
    </style:style>
    <style:style style:name="P14" style:family="paragraph" style:parent-style-name="Text_20_body">
      <style:text-properties officeooo:rsid="001f210f" officeooo:paragraph-rsid="001f210f"/>
    </style:style>
    <style:style style:name="P15" style:family="paragraph" style:parent-style-name="Text_20_body">
      <style:text-properties officeooo:rsid="0020ff50" officeooo:paragraph-rsid="0020ff50"/>
    </style:style>
    <style:style style:name="P16" style:family="paragraph" style:parent-style-name="Text_20_body">
      <style:text-properties officeooo:rsid="002b46f5" officeooo:paragraph-rsid="002b46f5"/>
    </style:style>
    <style:style style:name="P17" style:family="paragraph" style:parent-style-name="Text_20_body">
      <style:text-properties officeooo:rsid="002d0a86" officeooo:paragraph-rsid="002d0a86"/>
    </style:style>
    <style:style style:name="P18" style:family="paragraph" style:parent-style-name="Text_20_body">
      <style:text-properties fo:color="#c9211e" loext:opacity="100%" fo:font-weight="bold" officeooo:rsid="002ec06b" officeooo:paragraph-rsid="002ec06b" style:font-weight-asian="bold" style:font-weight-complex="bold"/>
    </style:style>
    <style:style style:name="P19" style:family="paragraph" style:parent-style-name="Heading_20_4">
      <style:text-properties officeooo:rsid="00084759" officeooo:paragraph-rsid="00084759"/>
    </style:style>
    <style:style style:name="P20" style:family="paragraph" style:parent-style-name="Table_20_Contents">
      <style:text-properties officeooo:rsid="0032d346" officeooo:paragraph-rsid="0032d346"/>
    </style:style>
    <style:style style:name="P21" style:family="paragraph" style:parent-style-name="Table_20_Contents">
      <style:text-properties officeooo:rsid="00212ff2" officeooo:paragraph-rsid="00212ff2" fo:background-color="transparent"/>
    </style:style>
    <style:style style:name="T1" style:family="text">
      <style:text-properties officeooo:rsid="00084759"/>
    </style:style>
    <style:style style:name="T2" style:family="text">
      <style:text-properties officeooo:rsid="000aaa82"/>
    </style:style>
    <style:style style:name="T3" style:family="text">
      <style:text-properties officeooo:rsid="000ce109"/>
    </style:style>
    <style:style style:name="T4" style:family="text">
      <style:text-properties officeooo:rsid="000e0948"/>
    </style:style>
    <style:style style:name="T5" style:family="text">
      <style:text-properties officeooo:rsid="000fd0c2"/>
    </style:style>
    <style:style style:name="T6" style:family="text">
      <style:text-properties officeooo:rsid="00119222"/>
    </style:style>
    <style:style style:name="T7" style:family="text">
      <style:text-properties officeooo:rsid="00123f1b"/>
    </style:style>
    <style:style style:name="T8" style:family="text">
      <style:text-properties officeooo:rsid="0014264f"/>
    </style:style>
    <style:style style:name="T9" style:family="text">
      <style:text-properties officeooo:rsid="00158651"/>
    </style:style>
    <style:style style:name="T10" style:family="text">
      <style:text-properties officeooo:rsid="00193295"/>
    </style:style>
    <style:style style:name="T11" style:family="text">
      <style:text-properties officeooo:rsid="001a5512"/>
    </style:style>
    <style:style style:name="T12" style:family="text">
      <style:text-properties officeooo:rsid="001c3a44"/>
    </style:style>
    <style:style style:name="T13" style:family="text">
      <style:text-properties officeooo:rsid="001f210f"/>
    </style:style>
    <style:style style:name="T14" style:family="text">
      <style:text-properties officeooo:rsid="0020ff50"/>
    </style:style>
    <style:style style:name="T15" style:family="text">
      <style:text-properties officeooo:rsid="00244f17"/>
    </style:style>
    <style:style style:name="T16" style:family="text">
      <style:text-properties officeooo:rsid="00285acb"/>
    </style:style>
    <style:style style:name="T17" style:family="text">
      <style:text-properties officeooo:rsid="002a09a1"/>
    </style:style>
    <style:style style:name="T18" style:family="text">
      <style:text-properties officeooo:rsid="002ffea1"/>
    </style:style>
    <style:style style:name="T19" style:family="text">
      <style:text-properties officeooo:rsid="003181c4"/>
    </style:style>
    <style:style style:name="T20" style:family="text">
      <style:text-properties officeooo:rsid="0032d346"/>
    </style:style>
    <style:style style:name="T21" style:family="text">
      <style:text-properties officeooo:rsid="0033552e"/>
    </style:style>
    <style:style style:name="T22" style:family="text">
      <style:text-properties officeooo:rsid="0034d1a8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PicoSid – SID Ersatz mit RP2040 (RaspberryPi Pico)</text:p>
      <text:p text:style-name="P5">von Thorsten Kattanek - Berlin, <text:span text:style-name="T19">01</text:span>.<text:span text:style-name="T16">1</text:span><text:span text:style-name="T19">2</text:span>.2023</text:p>
      <text:p text:style-name="Horizontal_20_Line"/>
      <text:h text:style-name="P19" text:outline-level="4">Funktion<text:span text:style-name="T2">en</text:span> der <text:span text:style-name="T4">b</text:span>eiden Pico Cores</text:h>
      <text:p text:style-name="P6">Core0</text:p>
      <text:p text:style-name="P3">- Initialisierung (System Clock setzten, SID Emulat<text:span text:style-name="T3">or</text:span>)</text:p>
      <text:p text:style-name="P3">- Core1 starten</text:p>
      <text:p text:style-name="P3">- PIO’s programmieren</text:p>
      <text:p text:style-name="P3">- hier werden die Write Daten per IRQ0 entgegen genommen</text:p>
      <text:p text:style-name="P3">- <text:span text:style-name="T5">auf Reset prüfen und SID Emulation resetten</text:span></text:p>
      <text:p text:style-name="P6">Core1</text:p>
      <text:p text:style-name="P3">- Initialisierung des PWM Ausgangs</text:p>
      <text:p text:style-name="P3">- Der SID wird hier im IRQ des PWM emuliert. 24 Zyklen pro Sample</text:p>
      <text:h text:style-name="Heading_20_4" text:outline-level="4">Reset</text:h>
      <text:p text:style-name="P1">Die C64 RESET Leitung ist am Pico GPIO02 angeschlossen. Dafür wird ein Interrupt eingesetzt der auf die steigende und fallende Flanke <text:span text:style-name="T11">des GPIO’s </text:span>reagiert. <text:span text:style-name="T10">Bei fallender Flanke ist ein Reset </text:span><text:span text:style-name="T11">am C64 aufgetreten</text:span><text:span text:style-name="T10">. (Normalerweise m</text:span><text:span text:style-name="T11">uß</text:span><text:span text:style-name="T10"> 10 Zyklen </text:span><text:span text:style-name="T11">lang die Resetleitung auf </text:span><text:span text:style-name="T10">Low </text:span><text:span text:style-name="T11">gewesen sein</text:span><text:span text:style-name="T10">). Es wird jetzt der Audio Ausgang ausgeschaltet und es werden alle Register auf 0 gesetzt </text:span><text:span text:style-name="T12">(SidReset)</text:span><text:span text:style-name="T10">. Kommt eine steigende Flanke so wird der Audio Ausgang wieder eingeschaltet.</text:span></text:p>
      <text:p text:style-name="P1"/>
      <text:h text:style-name="Heading_20_4" text:outline-level="4"><text:span text:style-name="T1">Write</text:span> <text:span text:style-name="T1">Data</text:span></text:h>
      <text:p text:style-name="P2">Wann werden Daten vom C64 zum SID gesendet und wie können wir diese hier abgreifen. Dazu gibt es die 3 Leitungen CLK, RW und CS.</text:p>
      <text:p text:style-name="P2">CLK = Der Systemtakt des C64<text:line-break/>RW = Read and Write<text:line-break/>CS = Chip Select</text:p>
      <text:p text:style-name="P2">Der PIO vom Pico ist so programmiert das er auf die <text:span text:style-name="T1">Steigende</text:span> Flanke des C<text:span text:style-name="T1">LK</text:span> Signals wartet und <text:span text:style-name="T1">dann nach 31 Zyklen</text:span> überprüft ob C<text:span text:style-name="T1">S</text:span> = <text:span text:style-name="T1">0</text:span> und RW = 0 ist. Wenn diese Bedingung erfüllt ist, liest er die Daten vom Adressbus und Datenbus. Diese Daten werden dann per IRQ0 an dem Pi<text:span text:style-name="T1">c</text:span>o Core<text:span text:style-name="T1">#0</text:span> übergeben und dieser <text:span text:style-name="T1">übergibt die Daten an die SID Emulation per „SidWriteReg“.</text:span></text:p>
      <text:h text:style-name="Heading_20_4" text:outline-level="4">PWM Ausgabe</text:h>
      <text:p text:style-name="P7">Die PWM Ausgabe erfolgt mit einer Samplerate von <text:span text:style-name="T6">41223Hz</text:span> und eine Bitbreite von 11 Bit.</text:p>
      <text:p text:style-name="P7"><text:soft-page-break/>Berechnung der PWM Frequenz: <draw:frame draw:style-name="fr1" draw:name="Objekt1" text:anchor-type="as-char" svg:width="4.725cm" svg:height="1.52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><text:span text:style-name="T7">Der C64 (PAL) Takt beträgt: </text:span>985248<text:span text:style-name="T7">Hz.</text:span></text:p>
      <text:p text:style-name="P8">Das macht dann <draw:frame draw:style-name="fr1" draw:name="Objekt2" text:anchor-type="as-char" svg:width="6.128cm" svg:height="0.467cm" draw:z-index="1"><draw:object xlink:href="./Object 2" xlink:type="simple" xlink:show="embed" xlink:actuate="onLoad"/><draw:image xlink:href="./ObjectReplacements/Object 2" xlink:type="simple" xlink:show="embed" xlink:actuate="onLoad"/></draw:frame>pro Sample. Es werden aber 24 Zyklen pro Sample berechnet. Das macht einen Fehler von <text:span text:style-name="T9">plus </text:span>0,41841 %. </text:p>
      <text:p text:style-name="Standard"><text:span text:style-name="T8">Das ganze wird per IRQ aufgerufen, also pro Sample, wo dann 24 Sid Zyklen emuliert werden und die Ausgabe per </text:span><text:s/>„pwm_set_gpio_level“ <text:span text:style-name="T8">auf den PWM Kanal übertragen wird.</text:span></text:p>
      <text:p text:style-name="Standard"/>
      <text:p text:style-name="P4">Wichtig an der Stelle: Die Audio Ausgabe der SID Emulation ist „signed“ also Vorzeichen behaftet, der PWM arbeitet aber mit „unsigned“ als Vorzeichenlos. Das muss man berücksichtigen!</text:p>
      <text:p text:style-name="Standard"/>
      <text:p text:style-name="P4">Hier die Umrechnung:</text:p>
      <text:p text:style-name="Standard">uint16_t out = ((SidFilterOut() &gt;&gt; 4) + 32768) / (float)0xffff * 0x7ff;</text:p>
      <text:p text:style-name="Standard"/>
      <text:h text:style-name="Heading_20_4" text:outline-level="4">Konfiguration des ThePicoSID</text:h>
      <text:p text:style-name="P12">Schreiben in <text:span text:style-name="T17">Register 2</text:span>9 = ‚<text:span text:style-name="T13">THEPICOSID‘ dann kann einmalig in 30 und </text:span><text:span text:style-name="T17">3</text:span><text:span text:style-name="T13">1 geschrieben </text:span><text:span text:style-name="T14">oder gelesen </text:span><text:span text:style-name="T13">werden. </text:span><text:span text:style-name="T14">Dieser Mechanismus soll verhindern das der ThePicoSid fälschlicher Weise umkonfiguriert wird durch die laufende C64/128 Software.</text:span></text:p>
      <text:p text:style-name="P14"><text:span text:style-name="T17">Reg: </text:span>30<text:tab/>Command<text:line-break/><text:span text:style-name="T17">Reg: </text:span>31<text:tab/>Value</text:p>
      <text:p text:style-name="P14">Commands &lt;= 0x7F<text:tab/>zum Schreiben oder Setzen<text:line-break/>Commands &gt;= 0x80 <text:tab/>zum lesen aus 0x31</text:p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2"/>
        <table:table-row>
          <table:table-cell table:style-name="Tabelle1.A1" office:value-type="string">
            <text:p text:style-name="P21">Command</text:p>
          </table:table-cell>
          <table:table-cell table:style-name="Tabelle1.A1" office:value-type="string">
            <text:p text:style-name="P21"><text:span text:style-name="T15">Reg: </text:span><text:span text:style-name="T22">29</text:span></text:p>
          </table:table-cell>
          <table:table-cell table:style-name="Tabelle1.A1" office:value-type="string">
            <text:p text:style-name="P21"/>
          </table:table-cell>
          <table:table-cell table:style-name="Tabelle1.A1" office:value-type="string">
            <text:p text:style-name="P21">Hinweise</text:p>
          </table:table-cell>
        </table:table-row>
        <table:table-row>
          <table:table-cell table:style-name="Tabelle1.A1" office:value-type="string">
            <text:p text:style-name="P20">Ident<text:span text:style-name="T21">Check</text:span></text:p>
          </table:table-cell>
          <table:table-cell table:style-name="Tabelle1.A1" office:value-type="string">
            <text:p text:style-name="P20">0x00</text:p>
          </table:table-cell>
          <table:table-cell table:style-name="Tabelle1.A1" office:value-type="string">
            <text:p text:style-name="P20">Wert schreiben und wieder lesen</text:p>
          </table:table-cell>
          <table:table-cell table:style-name="Tabelle1.A1" office:value-type="string">
            <text:p text:style-name="P20">Rückgabe XOR vom Wert</text:p>
          </table:table-cell>
        </table:table-row>
        <table:table-row>
          <table:table-cell table:style-name="Tabelle1.A1" office:value-type="string">
            <text:p text:style-name="P10">SetFilterEnable</text:p>
          </table:table-cell>
          <table:table-cell table:style-name="Tabelle1.A1" office:value-type="string">
            <text:p text:style-name="P10">0x0<text:span text:style-name="T20">1</text:span></text:p>
          </table:table-cell>
          <table:table-cell table:style-name="Tabelle1.A1" office:value-type="string">
            <text:p text:style-name="P10">0=Filter aus / sonst Filter an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0">GetFilterEnable</text:p>
          </table:table-cell>
          <table:table-cell table:style-name="Tabelle1.A1" office:value-type="string">
            <text:p text:style-name="P10">0x80</text:p>
          </table:table-cell>
          <table:table-cell table:style-name="Tabelle1.A1" office:value-type="string">
            <text:p text:style-name="P10">0=Filter aus / sonst Filter an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1">GetFWVersionMajor</text:p>
          </table:table-cell>
          <table:table-cell table:style-name="Tabelle1.A1" office:value-type="string">
            <text:p text:style-name="P11">0xFD</text:p>
          </table:table-cell>
          <table:table-cell table:style-name="Tabelle1.A1" office:value-type="string">
            <text:p text:style-name="P11">Hauptversionsnummer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1">GetFWVersionMinor </text:p>
          </table:table-cell>
          <table:table-cell table:style-name="Tabelle1.A1" office:value-type="string">
            <text:p text:style-name="P11">0xFE</text:p>
          </table:table-cell>
          <table:table-cell table:style-name="Tabelle1.A1" office:value-type="string">
            <text:p text:style-name="P11">Nebenversionsnummer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1">GetFWVersionPatch</text:p>
          </table:table-cell>
          <table:table-cell table:style-name="Tabelle1.A1" office:value-type="string">
            <text:p text:style-name="P11">0xFF</text:p>
          </table:table-cell>
          <table:table-cell table:style-name="Tabelle1.A1" office:value-type="string">
            <text:p text:style-name="P11">Patchversionsnummer</text:p>
          </table:table-cell>
          <table:table-cell table:style-name="Tabelle1.A1" office:value-type="string">
            <text:p text:style-name="Table_20_Contents"/>
          </table:table-cell>
        </table:table-row>
      </table:table>
      <text:p text:style-name="P15"/>
      <text:p text:style-name="P18">Funktioniert nicht mit Prototyp 1 / PCB REV1.<text:span text:style-name="T18">0</text:span></text:p>
      <text:p text:style-name="P16">Von 0xD500 – 0xD7FF Platz für Konfig Tool</text:p>
      <text:p text:style-name="P17">SYS 54528</text:p>
      <text:p text:style-name="P17"><text:soft-page-break/>Testcode: EE, 20, D0, 4C, 00, D5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5T20:55:57.680400888</dc:date>
    <dc:creator>Thorsten Kattanek</dc:creator>
    <meta:editing-duration>PT5H31M53S</meta:editing-duration>
    <meta:editing-cycles>34</meta:editing-cycles>
    <meta:generator>LibreOffice/7.3.7.2$Linux_X86_64 LibreOffice_project/30$Build-2</meta:generator>
    <meta:document-statistic meta:table-count="1" meta:image-count="0" meta:object-count="2" meta:page-count="3" meta:paragraph-count="57" meta:word-count="488" meta:character-count="2984" meta:non-whitespace-character-count="2546"/>
  </office:meta>
</office:document-meta>
</file>

<file path=Object 1/content.xml><?xml version="1.0" encoding="utf-8"?>
<math xmlns="http://www.w3.org/1998/Math/MathML" display="block">
  <semantics>
    <mrow>
      <mrow>
        <mfrac>
          <mrow>
            <mn>248000000</mn>
            <mi mathvariant="italic">Hz</mi>
          </mrow>
          <mrow>
            <mn>2048</mn>
            <mo stretchy="false">∗</mo>
            <mrow>
              <mo fence="true" form="prefix" stretchy="false">(</mo>
              <mrow>
                <mrow>
                  <mn>2</mn>
                  <mo stretchy="false">+</mo>
                  <mfrac>
                    <mn>15</mn>
                    <mn>16</mn>
                  </mfrac>
                </mrow>
              </mrow>
              <mo fence="true" form="postfix" stretchy="false">)</mo>
            </mrow>
          </mrow>
        </mfrac>
        <mo stretchy="false">=</mo>
        <mn>41223</mn>
      </mrow>
      <mi mathvariant="italic">Hz</mi>
    </mrow>
    <annotation encoding="StarMath 5.0">{248000000Hz} over {2048 * ( 2+frac {15} {16} )} = 41223Hz</annotation>
  </semantics>
</math>
</file>

<file path=Object 2/content.xml><?xml version="1.0" encoding="utf-8"?>
<math xmlns="http://www.w3.org/1998/Math/MathML" display="block">
  <semantics>
    <mrow>
      <mn>985248</mn>
      <mrow>
        <mi mathvariant="italic">Hz</mi>
        <mo stretchy="false">/</mo>
        <mn>41223</mn>
      </mrow>
      <mrow>
        <mi mathvariant="italic">Hz</mi>
        <mo stretchy="false">=</mo>
        <mn>23.9</mn>
      </mrow>
      <mi mathvariant="italic">Zyklen</mi>
    </mrow>
    <annotation encoding="StarMath 5.0">985248Hz / 41223Hz = 23.9 Zyklen</annotation>
  </semantics>
</math>
</file>